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7.75cm" fo:min-width="10.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4cm" fo:min-width="0.4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882cm" fo:min-width="0.63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6cm" fo:min-width="3.884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458cm" fo:min-width="3.46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316cm" fo:min-width="3.744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458cm" fo:min-width="3.602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74cm" fo:min-width="3.884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6cm" fo:min-width="3.744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74cm" fo:min-width="4.16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74cm" fo:min-width="4.026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0.8cm" svg:height="18cm" svg:x="8.8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.8cm" svg:y1="10.2cm" svg:x2="2.8cm" svg:y2="14.2cm">
          <text:p/>
        </draw:line>
        <draw:line draw:style-name="gr3" draw:text-style-name="P2" draw:layer="layout" svg:x1="2.8cm" svg:y1="11.8cm" svg:x2="3.6cm" svg:y2="10.8cm">
          <text:p/>
        </draw:line>
        <draw:line draw:style-name="gr3" draw:text-style-name="P2" draw:layer="layout" svg:x1="2.8cm" svg:y1="11.8cm" svg:x2="1.8cm" svg:y2="11cm">
          <text:p/>
        </draw:line>
        <draw:line draw:style-name="gr3" draw:text-style-name="P2" draw:layer="layout" svg:x1="2.8cm" svg:y1="14.2cm" svg:x2="3.8cm" svg:y2="15.2cm">
          <text:p/>
        </draw:line>
        <draw:line draw:style-name="gr3" draw:text-style-name="P2" draw:layer="layout" svg:x1="2.8cm" svg:y1="14.2cm" svg:x2="2cm" svg:y2="15.2cm">
          <text:p/>
        </draw:line>
        <draw:custom-shape draw:style-name="gr4" draw:text-style-name="P1" draw:layer="layout" svg:width="1.6cm" svg:height="1.6cm" svg:x="25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5.8cm" svg:y1="10.4cm" svg:x2="25.8cm" svg:y2="13.8cm">
          <text:p/>
        </draw:line>
        <draw:line draw:style-name="gr3" draw:text-style-name="P2" draw:layer="layout" svg:x1="25.8cm" svg:y1="13.8cm" svg:x2="24.8cm" svg:y2="14.6cm">
          <text:p/>
        </draw:line>
        <draw:line draw:style-name="gr3" draw:text-style-name="P2" draw:layer="layout" svg:x1="25.8cm" svg:y1="13.8cm" svg:x2="26.8cm" svg:y2="14.6cm">
          <text:p/>
        </draw:line>
        <draw:line draw:style-name="gr3" draw:text-style-name="P2" draw:layer="layout" svg:x1="25.8cm" svg:y1="11.8cm" svg:x2="27cm" svg:y2="10.8cm">
          <text:p/>
        </draw:line>
        <draw:line draw:style-name="gr3" draw:text-style-name="P2" draw:layer="layout" svg:x1="25.8cm" svg:y1="11.8cm" svg:x2="24.4cm" svg:y2="11cm">
          <text:p/>
        </draw:line>
        <draw:custom-shape draw:style-name="gr5" draw:text-style-name="P1" draw:layer="layout" svg:width="6.2cm" svg:height="1.2cm" svg:x="11.2cm" svg:y="2.8cm">
          <text:p text:style-name="P3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.6cm" svg:height="1cm" svg:x="11.8cm" svg:y="4.2cm">
          <text:p text:style-name="P3">REGIS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6cm" svg:height="0.8cm" svg:x="11.6cm" svg:y="6cm">
          <text:p text:style-name="P3">SEARCH BO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5.8cm" svg:height="1cm" svg:x="11.8cm" svg:y="7.4cm">
          <text:p text:style-name="P3">RESERVE BO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.6cm" svg:height="1cm" svg:x="12cm" svg:y="9.2cm">
          <text:p text:style-name="P3">BUY BO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6.2cm" svg:height="1.4cm" svg:x="11.8cm" svg:y="12.6cm">
          <text:p text:style-name="P3">APPROVE REQU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5.8cm" svg:height="1cm" svg:x="12.2cm" svg:y="14.6cm">
          <text:p text:style-name="P3">ISSUE BO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6cm" svg:height="1.2cm" svg:x="11.8cm" svg:y="18.2cm">
          <text:p text:style-name="P3">LOG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8cm" svg:y1="10.6cm" svg:x2="10.8cm" svg:y2="3.4cm">
          <text:p/>
        </draw:line>
        <draw:line draw:style-name="gr3" draw:text-style-name="P2" draw:layer="layout" svg:x1="3.8cm" svg:y1="10.6cm" svg:x2="11.6cm" svg:y2="4.8cm">
          <text:p/>
        </draw:line>
        <draw:line draw:style-name="gr3" draw:text-style-name="P2" draw:layer="layout" svg:x1="3.8cm" svg:y1="10.6cm" svg:x2="11.2cm" svg:y2="6.4cm">
          <text:p/>
        </draw:line>
        <draw:line draw:style-name="gr3" draw:text-style-name="P2" draw:layer="layout" svg:x1="3.8cm" svg:y1="10.6cm" svg:x2="11.6cm" svg:y2="7.8cm">
          <text:p/>
        </draw:line>
        <draw:line draw:style-name="gr3" draw:text-style-name="P2" draw:layer="layout" svg:x1="3.8cm" svg:y1="10.6cm" svg:x2="12cm" svg:y2="9.8cm">
          <text:p/>
        </draw:line>
        <draw:line draw:style-name="gr3" draw:text-style-name="P2" draw:layer="layout" svg:x1="3.8cm" svg:y1="10.6cm" svg:x2="11.8cm" svg:y2="18.6cm">
          <text:p/>
        </draw:line>
        <draw:line draw:style-name="gr3" draw:text-style-name="P2" draw:layer="layout" svg:x1="18cm" svg:y1="13.4cm" svg:x2="24.4cm" svg:y2="11cm">
          <text:p/>
        </draw:line>
        <draw:line draw:style-name="gr3" draw:text-style-name="P2" draw:layer="layout" svg:x1="24.4cm" svg:y1="11cm" svg:x2="18cm" svg:y2="15.2cm">
          <text:p/>
        </draw:line>
        <draw:custom-shape draw:style-name="gr11" draw:text-style-name="P1" draw:layer="layout" svg:width="6.6cm" svg:height="1.4cm" svg:x="12.2cm" svg:y="16.2cm">
          <text:p text:style-name="P3">VIEW <text:s/>DETAI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4.4cm" svg:y1="11cm" svg:x2="18.8cm" svg:y2="16.8cm">
          <text:p/>
        </draw:line>
        <draw:frame draw:style-name="gr12" draw:text-style-name="P4" draw:layer="layout" svg:width="4.8cm" svg:height="1.673cm" svg:x="1.2cm" svg:y="15.6cm">
          <draw:text-box>
            <text:p>MEMBER</text:p>
            <text:p/>
          </draw:text-box>
        </draw:frame>
        <draw:frame draw:style-name="gr12" draw:text-style-name="P4" draw:layer="layout" svg:width="4.6cm" svg:height="0.962cm" svg:x="22.8cm" svg:y="15.2cm">
          <draw:text-box>
            <text:p>LIBRARIAN</text:p>
          </draw:text-box>
        </draw:frame>
        <draw:custom-shape draw:style-name="gr13" draw:text-style-name="P1" draw:layer="layout" svg:width="6.4cm" svg:height="1.4cm" svg:x="12cm" svg:y="10.6cm">
          <text:p text:style-name="P3">CHECK AVAILABI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8cm" svg:y1="10.6cm" svg:x2="12cm" svg:y2="11cm">
          <text:p/>
        </draw:line>
        <draw:frame draw:style-name="gr12" draw:text-style-name="P4" draw:layer="layout" svg:width="10cm" svg:height="1.673cm" svg:x="9.2cm" svg:y="0.8cm">
          <draw:text-box>
            <text:p>LIBRARY MANAGEMENT SYSTEM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8:56:29.101486595</meta:creation-date>
    <dc:date>2016-08-25T19:23:36.729978950</dc:date>
    <meta:editing-duration>PT15M47S</meta:editing-duration>
    <meta:editing-cycles>1</meta:editing-cycles>
    <meta:document-statistic meta:object-count="59"/>
    <meta:generator>LibreOffice/5.1.4.2$Linux_X86_64 LibreOffice_project/10m0$Build-2</meta:generator>
  </office:meta>
</office:document-meta>
</file>